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820000010A67A4F5091551C0BF.png" manifest:media-type="image/png"/>
  <manifest:file-entry manifest:full-path="Pictures/100000000000025D00000154369CAF5D803B70C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text-properties officeooo:rsid="0006c3fa" officeooo:paragraph-rsid="0006c3fa"/>
    </style:style>
    <style:style style:name="P2" style:family="paragraph" style:parent-style-name="Standard">
      <style:text-properties officeooo:rsid="0006c3fa" officeooo:paragraph-rsid="0006c3fa"/>
    </style:style>
    <style:style style:name="P3" style:family="paragraph" style:parent-style-name="Standard">
      <style:text-properties officeooo:rsid="000ad45b" officeooo:paragraph-rsid="000ad45b"/>
    </style:style>
    <style:style style:name="P4" style:family="paragraph" style:parent-style-name="Standard">
      <style:text-properties style:text-underline-style="solid" style:text-underline-width="auto" style:text-underline-color="font-color" officeooo:rsid="0006c3fa" officeooo:paragraph-rsid="0006c3f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c3fa" officeooo:paragraph-rsid="0006c3f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ad45b" officeooo:paragraph-rsid="000ad45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UTPUT TEMPLATE</text:p>
      <text:p text:style-name="P5"/>
      <text:p text:style-name="P4">Program1</text:p>
      <text:p text:style-name="P2"/>
      <text:p text:style-name="P2"><draw:frame draw:style-name="fr3" draw:name="Object1" text:anchor-type="paragraph" svg:x="-0.161cm" svg:y="0.025cm" svg:width="4.517cm" svg:height="15.7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1" text:anchor-type="paragraph" svg:x="5.731cm" svg:y="0.318cm" svg:width="10.301cm" svg:height="7.491cm" draw:z-index="1"><draw:image xlink:href="Pictures/100000000000025D00000154369CAF5D803B70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rogram 3</text:p>
      <text:p text:style-name="P3"/>
      <text:p text:style-name="P3"><draw:frame draw:style-name="fr2" draw:name="Image2" text:anchor-type="paragraph" svg:width="8.883cm" svg:height="6.355cm" draw:z-index="2"><draw:image xlink:href="Pictures/10000201000001820000010A67A4F5091551C0BF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49:29.297657394</meta:creation-date>
    <dc:date>2019-01-30T14:11:56.681635359</dc:date>
    <meta:editing-duration>PT26S</meta:editing-duration>
    <meta:editing-cycles>2</meta:editing-cycles>
    <meta:generator>LibreOffice/6.0.3.2$Linux_X86_64 LibreOffice_project/00m0$Build-2</meta:generator>
    <meta:document-statistic meta:table-count="0" meta:image-count="2" meta:object-count="1" meta:page-count="1" meta:paragraph-count="3" meta:word-count="5" meta:character-count="32" meta:non-whitespace-character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default-cell-style-name="ce7"/>
        <table:table-column table:style-name="co1" table:default-cell-style-name="ce9"/>
        <table:table-row table:style-name="ro1">
          <table:table-cell table:number-columns-repeated="14"/>
          <table:table-cell office:value-type="string" calcext:value-type="string">
            <text:p>State</text:p>
          </table:table-cell>
          <table:table-cell table:style-name="ce7" office:value-type="string" calcext:value-type="string">
            <text:p>Observation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7" office:value-type="float" office:value="4.9" calcext:value-type="float">
            <text:p>4.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7" office:value-type="float" office:value="5.8" calcext:value-type="float">
            <text:p>5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8" office:value-type="float" office:value="4.9" calcext:value-type="float">
            <text:p>4.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8" office:value-type="float" office:value="5.2" calcext:value-type="float">
            <text:p>5.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8" office:value-type="float" office:value="5.5" calcext:value-type="float">
            <text:p>5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8" office:value-type="float" office:value="5.6" calcext:value-type="float">
            <text:p>5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8" office:value-type="float" office:value="5.8" calcext:value-type="float">
            <text:p>5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table:style-name="ce8" office:value-type="float" office:value="5.7" calcext:value-type="float">
            <text:p>5.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7" office:value-type="float" office:value="5.5" calcext:value-type="float">
            <text:p>5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7" office:value-type="float" office:value="5.3" calcext:value-type="float">
            <text:p>5.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id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table:number-columns-repeated="14"/>
          <table:table-cell table:style-name="ce8" office:value-type="string" calcext:value-type="string">
            <text:p>Adult</text:p>
          </table:table-cell>
          <table:table-cell table:style-name="ce8" office:value-type="float" office:value="5.6" calcext:value-type="float">
            <text:p>5.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3:32:47.817122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